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8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9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0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1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officeooo:rsid="014eeaf0"/>
    </style:style>
    <style:style style:name="T126" style:family="text">
      <style:text-properties officeooo:rsid="014ea810"/>
    </style:style>
    <style:style style:name="T127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efca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f222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0" style:family="text">
      <style:text-properties officeooo:rsid="00172dcf"/>
    </style:style>
    <style:style style:name="T151" style:family="text">
      <style:text-properties fo:font-weight="normal" officeooo:rsid="00172dcf" style:font-weight-asian="normal" style:font-weight-complex="normal"/>
    </style:style>
    <style:style style:name="T152" style:family="text">
      <style:text-properties officeooo:rsid="0119bd75"/>
    </style:style>
    <style:style style:name="T153" style:family="text">
      <style:text-properties style:font-name="Liberation Sans"/>
    </style:style>
    <style:style style:name="T154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5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7" style:family="text">
      <style:text-properties style:font-name="Liberation Sans" fo:font-size="12pt" style:font-size-asian="12pt" style:font-size-complex="12pt"/>
    </style:style>
    <style:style style:name="T158" style:family="text">
      <style:text-properties style:font-name="Liberation Sans" fo:font-size="12pt" officeooo:rsid="009c12e0" style:font-size-asian="12pt" style:font-size-complex="12pt"/>
    </style:style>
    <style:style style:name="T159" style:family="text">
      <style:text-properties style:font-name="Liberation Sans" fo:font-size="12pt" officeooo:rsid="00178133" style:font-size-asian="12pt" style:font-size-complex="12pt"/>
    </style:style>
    <style:style style:name="T160" style:family="text">
      <style:text-properties style:font-name="Liberation Sans" fo:font-size="12pt" officeooo:rsid="007ef2fc" style:font-size-asian="12pt" style:font-size-complex="12pt"/>
    </style:style>
    <style:style style:name="T161" style:family="text">
      <style:text-properties style:font-name="Liberation Sans" fo:font-size="12pt" style:text-underline-style="none" officeooo:rsid="009c12e0" style:font-size-asian="12pt" style:font-size-complex="12pt"/>
    </style:style>
    <style:style style:name="T162" style:family="text">
      <style:text-properties officeooo:rsid="007505e5"/>
    </style:style>
    <style:style style:name="T163" style:family="text">
      <style:text-properties officeooo:rsid="0013aa8e"/>
    </style:style>
    <style:style style:name="T164" style:family="text">
      <style:text-properties officeooo:rsid="007ef2fc"/>
    </style:style>
    <style:style style:name="T165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09">C</text:span></text:span><text:span text:style-name="Strong_20_Emphasis"><text:span text:style-name="T108">hecklist voor </text:span></text:span><text:span text:style-name="Strong_20_Emphasis"><text:span text:style-name="T109">het</text:span></text:span><text:span text:style-name="Strong_20_Emphasis"><text:span text:style-name="T108"> </text:span></text:span><text:span text:style-name="Strong_20_Emphasis"><text:span text:style-name="T114">overzetten</text:span></text:span><text:span text:style-name="Strong_20_Emphasis"><text:span text:style-name="T108"> van Windows naar </text:span></text:span><text:span text:style-name="Strong_20_Emphasis"><text:span text:style-name="T115">Ubuntu </text:span></text:span><text:span text:style-name="Strong_20_Emphasis"><text:span text:style-name="T116">of Debian GNU/</text:span></text:span><text:span text:style-name="Strong_20_Emphasis"><text:span text:style-name="T110">Linux</text:span></text:span><text:span text:style-name="T108">.</text:span></text:p>
      <text:p text:style-name="P12"><text:span text:style-name="Strong_20_Emphasis"><text:span text:style-name="T108"/></text:span></text:p>
      <text:p text:style-name="P13"><text:span text:style-name="Strong_20_Emphasis"><text:span text:style-name="T108">Kijk op </text:span></text:span><text:a xlink:type="simple" xlink:href="https://karelzimmer.nl/" text:style-name="Internet_20_link" text:visited-style-name="Visited_20_Internet_20_Link"><text:span text:style-name="Internet_20_link"><text:span text:style-name="T154">karelzimmer.nl</text:span></text:span></text:a><text:span text:style-name="Strong_20_Emphasis"><text:span text:style-name="T108"> </text:span></text:span><text:span text:style-name="Strong_20_Emphasis"><text:span text:style-name="T111">voor</text:span></text:span><text:span text:style-name="Strong_20_Emphasis"><text:span text:style-name="T112"> </text:span></text:span><text:span text:style-name="Strong_20_Emphasis"><text:span text:style-name="T155">deze en andere </text:span></text:span><text:span text:style-name="Strong_20_Emphasis"><text:span text:style-name="T113">checklists, scripts, en overige bestanden.</text:span></text:span></text:p>
      <text:p text:style-name="P22"/>
      <text:p text:style-name="P17"><text:span text:style-name="Strong_20_Emphasis"><text:span text:style-name="T128">D</text:span></text:span><text:span text:style-name="Strong_20_Emphasis"><text:span text:style-name="T127">it is een invulbare PD</text:span></text:span><text:span text:style-name="Strong_20_Emphasis"><text:span text:style-name="T129">F</text:span></text:span><text:span text:style-name="Strong_20_Emphasis"><text:span text:style-name="T127"> met tekst- en keuzevakken; </text:span></text:span><text:span text:style-name="Strong_20_Emphasis"><text:span text:style-name="T130">a</text:span></text:span><text:span text:style-name="Strong_20_Emphasis"><text:span text:style-name="T127">fdrukken is niet noodzakelijk.</text:span></text:span></text:p>
      <text:p text:style-name="P16"><text:span text:style-name="Strong_20_Emphasis"><text:span text:style-name="T156"/></text:span></text:p>
      <text:list xml:id="list3856322446" text:style-name="L1">
        <text:list-item>
          <text:p text:style-name="P65"><text:span text:style-name="T100">Over</text:span><text:span text:style-name="T101">zetten</text:span><text:span text:style-name="T99"> voorbereiden</text:span><text:span text:style-name="T98"> (</text:span><text:span text:style-name="T97">op</text:span><text:span text:style-name="T98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2">Verbreek de Internetverbinding, zodat er geen nieuwe </text:span><text:span text:style-name="T103">e-</text:span><text:span text:style-name="T102">mails </text:span><text:span text:style-name="T103">meer</text:span><text:span text:style-name="T104"> </text:span><text:span text:style-name="T103">binnen </text:span><text:span text:style-name="T104">kunnen </text:span><text:span text:style-name="T10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2">l</text:span> <text:span text:style-name="T163">computernaam en </text:span>gebruikersnamen (zie pagina <text:span text:style-name="T164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7">Verzamel </text:span><text:span text:style-name="Emphasis"><text:span text:style-name="T161">per gebruiker</text:span></text:span><text:span text:style-name="T158"> </text:span><text:span text:style-name="T157">E-mailadressen </text:span><text:span text:style-name="T159">en</text:span><text:span text:style-name="T157"> mailserver</text:span><text:span text:style-name="T159">adressen</text:span><text:span text:style-name="T157"> inclusief gebruikersnamen en wachtwoorden, zie pagina </text:span><text:span text:style-name="T160">4</text:span><text:span text:style-name="T15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17">Installeer en start </text:span><text:span text:style-name="T123">Google Chrome</text:span><text:span text:style-name="T117">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7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17">Installeer en start Mozilla Firefox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8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17">Installeer en start Mozilla Thunderbird, importeer </text:span><text:span text:style-name="Emphasis"><text:span text:style-name="T124">per gebruiker</text:span></text:span><text:span text:style-name="T118"> </text:span><text:span text:style-name="T119">vanuit </text:span><text:span text:style-name="T120">het </text:span><text:span text:style-name="T119">huidig e-mailprogramma </text:span><text:span text:style-name="T12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5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5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5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5"><text:tab/></text:span></text:span><text:span text:style-name="T121">accountinstellingen</text:span><text:span text:style-name="T11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2"><text:tab/></text:span></text:span><text:span text:style-name="T15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2"><text:tab/></text:span></text:span><text:span text:style-name="T15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5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5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5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5"><text:tab/></text:span></text:span><text:span text:style-name="T122">agenda, </text:span><text:span text:style-name="T11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5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5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5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5"><text:tab/></text:span></text:span><text:span text:style-name="T11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85748730263287" text:continue-list="list3856322446" text:style-name="L1">
        <text:list-item text:start-value="1">
          <text:p text:style-name="P63"><text:span text:style-name="Strong_20_Emphasis"><text:span text:style-name="T61">Over</text:span></text:span><text:span text:style-name="Strong_20_Emphasis"><text:span text:style-name="T62">zetten</text:span></text:span><text:span text:style-name="Strong_20_Emphasis"><text:span text:style-name="T57"> voorbereiden</text:span></text:span><text:span text:style-name="Strong_20_Emphasis"><text:span text:style-name="T76"> (</text:span></text:span><text:span text:style-name="Strong_20_Emphasis"><text:span text:style-name="T78">op</text:span></text:span><text:span text:style-name="Strong_20_Emphasis"><text:span text:style-name="T76"> Windows) - </text:span></text:span><text:span text:style-name="Strong_20_Emphasis"><text:span text:style-name="T77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5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9">M</text:span></text:span><text:span text:style-name="Strong_20_Emphasis"><text:span text:style-name="T20">aak een Windows </text:span></text:span><text:span text:style-name="Strong_20_Emphasis"><text:span text:style-name="T21">back-up</text:span></text:span><text:span text:style-name="Strong_20_Emphasis"><text:span text:style-name="T20"> via kopiëren naar een externe harddisk</text:span></text:span><text:span text:style-name="Strong_20_Emphasis"><text:span text:style-name="T5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Mijn documenten, </text:span></text:span><text:span text:style-name="Strong_20_Emphasis"><text:span text:style-name="T23">etc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Bureaubladachtergrond</text:span></text:span><text:span text:style-name="Strong_20_Emphasis"><text:span text:style-name="T24">en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5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5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5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5"><text:tab/></text:span></text:span><text:span text:style-name="Strong_20_Emphasis"><text:span text:style-name="T22">De aangemaakte </text:span></text:span><text:span text:style-name="Strong_20_Emphasis"><text:span text:style-name="T12">GC</text:span></text:span><text:span text:style-name="Strong_20_Emphasis"><text:span text:style-name="T22">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</text:span></text:span><text:span text:style-name="Strong_20_Emphasis"><text:span text:style-name="T12">Google</text:span></text:span><text:span text:style-name="Strong_20_Emphasis"><text:span text:style-name="T22">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5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5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5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5"><text:tab/></text:span></text:span><text:span text:style-name="Strong_20_Emphasis"><text:span text:style-name="T22">De aangemaakte FF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Mozilla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5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5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5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5"><text:tab/></text:span></text:span><text:span text:style-name="Strong_20_Emphasis"><text:span text:style-name="T22">De aangemaakte TB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6">C:\Documents and Settings\</text:span></text:span><text:span text:style-name="Definition"><text:span text:style-name="T135">&lt;</text:span></text:span><text:span text:style-name="Definition"><text:span text:style-name="T134">Gebruikersnaam</text:span></text:span><text:span text:style-name="Definition"><text:span text:style-name="T135">&gt;</text:span></text:span><text:span text:style-name="Strong_20_Emphasis"><text:span text:style-name="T26">\</text:span></text:span><text:span text:style-name="Strong_20_Emphasis"><text:span text:style-name="T22">Application Data\Thunderbird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Thunderbird</text:span></text:span></text:p>
          </table:table-cell>
        </table:table-row>
      </table:table>
      <text:p text:style-name="P25"/>
      <text:p text:style-name="P35"/>
      <text:list xml:id="list185750109471288" text:continue-numbering="true" text:style-name="L1">
        <text:list-item>
          <text:p text:style-name="P64"><text:span text:style-name="Strong_20_Emphasis"><text:span text:style-name="T84">Ubuntu </text:span></text:span><text:span text:style-name="Strong_20_Emphasis"><text:span text:style-name="T85">of Debian GNU/</text:span></text:span><text:span text:style-name="Strong_20_Emphasis"><text:span text:style-name="T82">Linux </text:span></text:span><text:span text:style-name="Strong_20_Emphasis"><text:span text:style-name="T83">installeren</text:span></text:span><text:span text:style-name="Strong_20_Emphasis"><text:span text:style-name="T27"> </text:span></text:span><text:span text:style-name="Emphasis"><text:span text:style-name="T66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5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2">Ubuntu </text:span></text:span><text:span text:style-name="Strong_20_Emphasis"><text:span text:style-name="T53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8">Checklist</text:span></text:span><text:span text:style-name="Strong_20_Emphasis"><text:span text:style-name="T59"> i</text:span></text:span><text:span text:style-name="Strong_20_Emphasis"><text:span text:style-name="T60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6"><text:tab/></text:span></text:span></text:p>
      <text:list xml:id="list185750140489721" text:continue-numbering="true" text:style-name="L1">
        <text:list-item>
          <text:p text:style-name="P61"><text:span text:style-name="Strong_20_Emphasis"><text:span text:style-name="T61">Over</text:span></text:span><text:span text:style-name="Strong_20_Emphasis"><text:span text:style-name="T62">zetten </text:span></text:span><text:span text:style-name="Strong_20_Emphasis"><text:span text:style-name="T54">uitvoeren</text:span></text:span><text:span text:style-name="Strong_20_Emphasis"><text:span text:style-name="T18"> </text:span></text:span><text:span text:style-name="Strong_20_Emphasis"><text:span text:style-name="T72">(</text:span></text:span><text:span text:style-name="Strong_20_Emphasis"><text:span text:style-name="T78">op</text:span></text:span><text:span text:style-name="Strong_20_Emphasis"><text:span text:style-name="T72"> </text:span></text:span><text:span text:style-name="Strong_20_Emphasis"><text:span text:style-name="T80">Ubuntu </text:span></text:span><text:span text:style-name="Strong_20_Emphasis"><text:span text:style-name="T81">of Debian GNU/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18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38"/></text:span></text:p>
        </text:list-item>
      </text:list>
      <text:p text:style-name="P20"><text:span text:style-name="Strong_20_Emphasis"><text:span text:style-name="T136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6"><text:tab/></text:span></text:span><text:span text:style-name="Strong_20_Emphasis"><text:span text:style-name="T139">Zorg dat er geen </text:span></text:span><text:span text:style-name="Strong_20_Emphasis"><text:span text:style-name="T137">Internetverbinding </text:span></text:span><text:span text:style-name="Strong_20_Emphasis"><text:span text:style-name="T139">is, zodat er geen nieuwe </text:span></text:span><text:span text:style-name="Strong_20_Emphasis"><text:span text:style-name="T140">e-</text:span></text:span><text:span text:style-name="Strong_20_Emphasis"><text:span text:style-name="T139">mails </text:span></text:span><text:span text:style-name="Strong_20_Emphasis"><text:span text:style-name="T141">kunnen </text:span></text:span><text:span text:style-name="Strong_20_Emphasis"><text:span text:style-name="T140">binnen</text:span></text:span><text:span text:style-name="Strong_20_Emphasis"><text:span text:style-name="T139">komen.</text:span></text:span></text:p>
      <text:p text:style-name="P14"><text:span text:style-name="Strong_20_Emphasis"><text:span text:style-name="T46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46"><text:tab/></text:span></text:span><text:span text:style-name="Strong_20_Emphasis"><text:span text:style-name="T18">Koppel de externe harddisk aan.</text:span></text:span></text:p>
      <text:p text:style-name="P14"><text:span text:style-name="Strong_20_Emphasis"><text:span text:style-name="T46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46"><text:tab/></text:span></text:span><text:span text:style-name="Strong_20_Emphasis"><text:span text:style-name="T18">Kopieer </text:span></text:span><text:span text:style-name="Strong_20_Emphasis"><text:span text:style-name="T28">Mijn documenten, </text:span></text:span><text:span text:style-name="Strong_20_Emphasis"><text:span text:style-name="T23">etc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30">Belastingdienst naar ~/belastingdienst.nl.</text:span></text:span></text:p>
      <text:p text:style-name="P14"><text:span text:style-name="Strong_20_Emphasis"><text:span text:style-name="T46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22">Bureaubladachtergrond </text:span></text:span><text:span text:style-name="Strong_20_Emphasis"><text:span text:style-name="T31">naar ~/Afbeeldingen.</text:span></text:span></text:p>
      <text:p text:style-name="P14"><text:span text:style-name="Strong_20_Emphasis"><text:span text:style-name="T46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46"><text:tab/></text:span></text:span><text:span text:style-name="Strong_20_Emphasis"><text:span text:style-name="T18">Kopieer de </text:span></text:span><text:span text:style-name="Strong_20_Emphasis"><text:span text:style-name="T14">Chrome </text:span></text:span><text:span text:style-name="Strong_20_Emphasis"><text:span text:style-name="T18">data </text:span></text:span><text:span text:style-name="Strong_20_Emphasis"><text:span text:style-name="T29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3">of in </text:span></text:span><text:span text:style-name="Strong_20_Emphasis"><text:span text:style-name="T29">~/.</text:span></text:span><text:span text:style-name="Strong_20_Emphasis"><text:span text:style-name="T15">google</text:span></text:span><text:span text:style-name="Strong_20_Emphasis"><text:span text:style-name="T29">.</text:span></text:span></text:p>
      <text:p text:style-name="P14"><text:span text:style-name="Strong_20_Emphasis"><text:span text:style-name="T46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46"><text:tab/></text:span></text:span><text:span text:style-name="Strong_20_Emphasis"><text:span text:style-name="T18">Kopieer de Firefox data </text:span></text:span><text:span text:style-name="Strong_20_Emphasis"><text:span text:style-name="T29">naar ~/.mozilla </text:span></text:span><text:span text:style-name="Strong_20_Emphasis"><text:span text:style-name="T32">(let op Firefox </text:span></text:span><text:span text:style-name="Strong_20_Emphasis"><text:span text:style-name="T33"><text:s/>→ </text:span></text:span><text:span text:style-name="Strong_20_Emphasis"><text:span text:style-name="T34">firefox</text:span></text:span><text:span text:style-name="Strong_20_Emphasis"><text:span text:style-name="T32">), </text:span></text:span><text:span text:style-name="Strong_20_Emphasis"><text:span text:style-name="T23">of in </text:span></text:span><text:span text:style-name="Strong_20_Emphasis"><text:span text:style-name="T29">~/.mozilla.</text:span></text:span></text:p>
      <text:p text:style-name="P20"><text:span text:style-name="Strong_20_Emphasis"><text:span text:style-name="T136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6"><text:tab/></text:span></text:span><text:span text:style-name="Strong_20_Emphasis"><text:span text:style-name="T137">Start Firefox en controleer de werking.</text:span></text:span></text:p>
      <text:p text:style-name="P20"><text:span text:style-name="Strong_20_Emphasis"><text:span text:style-name="T136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6"><text:tab/></text:span></text:span><text:span text:style-name="Strong_20_Emphasis"><text:span text:style-name="T137">Kopieer de Thunderbird data </text:span></text:span><text:span text:style-name="Strong_20_Emphasis"><text:span text:style-name="T142">naar ~/.thunderbird, </text:span></text:span><text:span text:style-name="Strong_20_Emphasis"><text:span text:style-name="T143">of in </text:span></text:span><text:span text:style-name="Strong_20_Emphasis"><text:span text:style-name="T142">~/.thunderbird.</text:span></text:span></text:p>
      <text:p text:style-name="P14"><text:span text:style-name="Strong_20_Emphasis"><text:span text:style-name="T46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46"><text:tab/></text:span></text:span><text:span text:style-name="Strong_20_Emphasis"><text:span text:style-name="T18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46"><text:tab/></text:span></text:span><text:span text:style-name="Strong_20_Emphasis"><text:span text:style-name="T39">Verwijder overbodige Windows-bestanden via </text:span></text:span><text:span text:style-name="Strong_20_Emphasis"><text:span text:style-name="T55">Terminalvenster</text:span></text:span><text:span text:style-name="T55"> </text:span><text:span text:style-name="T56">en de volgende opdrachtregel:<text:line-break/></text:span></text:p>
      <text:list xml:id="list185750201200824" text:continue-numbering="true" text:style-name="L1">
        <text:list-header>
          <text:p text:style-name="P62"><text:span text:style-name="User_20_Entry"><text:span text:style-name="T86">f</text:span></text:span><text:span text:style-name="User_20_Entry"><text:span text:style-name="T87">ind </text:span></text:span><text:span text:style-name="User_20_Entry"><text:span text:style-name="T86">$HOME</text:span></text:span><text:span text:style-name="User_20_Entry"><text:span text:style-name="T87"> -</text:span></text:span><text:span text:style-name="User_20_Entry"><text:span text:style-name="T88">i</text:span></text:span><text:span text:style-name="User_20_Entry"><text:span text:style-name="T87">name </text:span></text:span><text:span text:style-name="User_20_Entry"><text:span text:style-name="T89">d</text:span></text:span><text:span text:style-name="User_20_Entry"><text:span text:style-name="T87">esktop.ini -</text:span></text:span><text:span text:style-name="User_20_Entry"><text:span text:style-name="T90">d</text:span></text:span><text:span text:style-name="User_20_Entry"><text:span text:style-name="T91">e</text:span></text:span><text:span text:style-name="User_20_Entry"><text:span text:style-name="T90">lete </text:span></text:span><text:span text:style-name="User_20_Entry"><text:span text:style-name="T92">-or </text:span></text:span><text:span text:style-name="User_20_Entry"><text:span text:style-name="T87">-</text:span></text:span><text:span text:style-name="User_20_Entry"><text:span text:style-name="T93">i</text:span></text:span><text:span text:style-name="User_20_Entry"><text:span text:style-name="T87">name </text:span></text:span><text:span text:style-name="User_20_Entry"><text:span text:style-name="T93">t</text:span></text:span><text:span text:style-name="User_20_Entry"><text:span text:style-name="T87">humbs.db -</text:span></text:span><text:span text:style-name="User_20_Entry"><text:span text:style-name="T90">delete -</text:span></text:span><text:span text:style-name="User_20_Entry"><text:span text:style-name="T92">or </text:span></text:span><text:span text:style-name="User_20_Entry"><text:span text:style-name="T87">-name '*.</text:span></text:span><text:span text:style-name="User_20_Entry"><text:span text:style-name="T94">lnk'</text:span></text:span><text:span text:style-name="User_20_Entry"><text:span text:style-name="T87"> -</text:span></text:span><text:span text:style-name="User_20_Entry"><text:span text:style-name="T90">delete -</text:span></text:span><text:span text:style-name="User_20_Entry"><text:span text:style-name="T95">or </text:span></text:span><text:span text:style-name="User_20_Entry"><text:span text:style-name="T87">-</text:span></text:span><text:span text:style-name="User_20_Entry"><text:span text:style-name="T88">i</text:span></text:span><text:span text:style-name="User_20_Entry"><text:span text:style-name="T87">name '*.</text:span></text:span><text:span text:style-name="User_20_Entry"><text:span text:style-name="T96">exe'</text:span></text:span><text:span text:style-name="User_20_Entry"><text:span text:style-name="T87"> -</text:span></text:span><text:span text:style-name="User_20_Entry"><text:span text:style-name="T90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46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46"><text:tab/></text:span></text:span><text:span text:style-name="Strong_20_Emphasis"><text:span text:style-name="T18">Maak verbinding met het Internet, zodat er </text:span></text:span><text:span text:style-name="Strong_20_Emphasis"><text:span text:style-name="T40">weer</text:span></text:span><text:span text:style-name="Strong_20_Emphasis"><text:span text:style-name="T18"> nieuwe </text:span></text:span><text:span text:style-name="Strong_20_Emphasis"><text:span text:style-name="T41">e-</text:span></text:span><text:span text:style-name="Strong_20_Emphasis"><text:span text:style-name="T18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8"> </text:span></text:span><text:span text:style-name="Strong_20_Emphasis"><text:span text:style-name="T42">kunnen </text:span></text:span><text:span text:style-name="Strong_20_Emphasis"><text:span text:style-name="T18">komen.</text:span></text:span></text:p>
      <text:list xml:id="list2394045628" text:style-name="L2">
        <text:list-header>
          <text:p text:style-name="P68"><text:span text:style-name="Strong_20_Emphasis"><text:span text:style-name="T149"/></text:span></text:p>
          <text:p text:style-name="P69"><text:span text:style-name="Strong_20_Emphasis"><text:span text:style-name="T149"><text:line-break/></text:span></text:span><text:span text:style-name="Strong_20_Emphasis"><text:span text:style-name="T67">E</text:span></text:span><text:span text:style-name="Strong_20_Emphasis"><text:span text:style-name="T68">inde c</text:span></text:span><text:span text:style-name="Strong_20_Emphasis"><text:span text:style-name="T69">hecklist, </text:span></text:span><text:span text:style-name="Strong_20_Emphasis"><text:span text:style-name="T70">het overzetten</text:span></text:span><text:span text:style-name="T44"> </text:span><text:span text:style-name="T43">is </text:span><text:span text:style-name="T44">voltooid.</text:span></text:p>
        </text:list-header>
      </text:list>
      <text:p text:style-name="P35"/>
      <text:list xml:id="list185749958077394" text:continue-numbering="true" text:style-name="L2">
        <text:list-header>
          <text:p text:style-name="P70"><text:span text:style-name="Emphasis"><text:span text:style-name="T145">Geschreven </text:span></text:span><text:span text:style-name="Emphasis"><text:span text:style-name="T148">in </text:span></text:span><text:span text:style-name="Emphasis"><text:span text:style-name="T147">2018 </text:span></text:span><text:span text:style-name="Emphasis"><text:span text:style-name="T14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4">Karel Zimmer</text:span></text:span></text:a><text:span text:style-name="Emphasis"><text:span text:style-name="T14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46">Creative Commons Publiek Domein Verklaring</text:span></text:span></text:a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5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2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1">Inkomende</text:span><text:span text:style-name="T150"> </text:span>mailserver<text:line-break/>(pop.voorbeeld.com)</text:p>
          </table:table-cell>
          <table:table-cell table:style-name="Tabel2.G1" office:value-type="string">
            <text:p text:style-name="P51"><text:span text:style-name="T15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2-10-02T18:57:48.394181365">02-10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2-10-02T18:57:48.395576952">02-10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02T18:57:48.170193579</dc:date>
    <meta:print-date>2014-01-05T10:21:33.960023988</meta:print-date>
    <meta:keyword>Installatie</meta:keyword>
    <meta:keyword>Checklist</meta:keyword>
    <meta:keyword>Linux</meta:keyword>
    <meta:editing-cycles>2378</meta:editing-cycles>
    <meta:editing-duration>P4DT23H54M58S</meta:editing-duration>
    <meta:printed-by>Karel Zimmer</meta:printed-by>
    <dc:creator>Karel Zimmer</dc:creator>
    <meta:document-statistic meta:table-count="5" meta:image-count="0" meta:object-count="0" meta:page-count="4" meta:paragraph-count="156" meta:word-count="502" meta:character-count="4114" meta:non-whitespace-character-count="3475"/>
    <meta:user-defined meta:name="Info 1"/>
    <meta:user-defined meta:name="Info 2"/>
    <meta:user-defined meta:name="Info 3"/>
    <meta:user-defined meta:name="Info 4"/>
  </office:meta>
</office:document-meta>
</file>